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72df" officeooo:paragraph-rsid="004672df"/>
    </style:style>
    <style:style style:name="P26" style:family="paragraph" style:parent-style-name="Table_20_Contents">
      <style:text-properties officeooo:rsid="0046d507" officeooo:paragraph-rsid="0046d507"/>
    </style:style>
    <style:style style:name="P27" style:family="paragraph" style:parent-style-name="Table_20_Contents">
      <style:text-properties officeooo:rsid="0048389d" officeooo:paragraph-rsid="0048389d"/>
    </style:style>
    <style:style style:name="P28" style:family="paragraph" style:parent-style-name="Table_20_Contents">
      <style:text-properties officeooo:rsid="004a4903" officeooo:paragraph-rsid="004a4903"/>
    </style:style>
    <style:style style:name="P29" style:family="paragraph" style:parent-style-name="Table_20_Contents">
      <style:text-properties officeooo:rsid="004a9b6e" officeooo:paragraph-rsid="004a9b6e"/>
    </style:style>
    <style:style style:name="P30" style:family="paragraph" style:parent-style-name="Table_20_Contents">
      <style:text-properties officeooo:rsid="004b54e6" officeooo:paragraph-rsid="004b54e6"/>
    </style:style>
    <style:style style:name="P31" style:family="paragraph" style:parent-style-name="Table_20_Contents">
      <style:text-properties officeooo:rsid="003e83e0" officeooo:paragraph-rsid="003e83e0"/>
    </style:style>
    <style:style style:name="P32" style:family="paragraph" style:parent-style-name="Table_20_Contents">
      <style:text-properties officeooo:rsid="004dec28" officeooo:paragraph-rsid="004dec28"/>
    </style:style>
    <style:style style:name="P33" style:family="paragraph" style:parent-style-name="Table_20_Contents">
      <style:text-properties officeooo:rsid="004fd89d" officeooo:paragraph-rsid="004fd89d"/>
    </style:style>
    <style:style style:name="P34" style:family="paragraph" style:parent-style-name="Table_20_Contents">
      <style:text-properties officeooo:rsid="00515867" officeooo:paragraph-rsid="00515867"/>
    </style:style>
    <style:style style:name="P35" style:family="paragraph" style:parent-style-name="Table_20_Contents">
      <style:text-properties officeooo:rsid="0062e6de" officeooo:paragraph-rsid="0062e6de"/>
    </style:style>
    <style:style style:name="P36" style:family="paragraph" style:parent-style-name="Table_20_Contents">
      <style:text-properties officeooo:rsid="0063f2d1" officeooo:paragraph-rsid="0063f2d1"/>
    </style:style>
    <style:style style:name="P37" style:family="paragraph" style:parent-style-name="Table_20_Contents">
      <style:text-properties officeooo:rsid="00682015" officeooo:paragraph-rsid="00682015"/>
    </style:style>
    <style:style style:name="P38" style:family="paragraph" style:parent-style-name="Table_20_Contents">
      <style:text-properties officeooo:rsid="006a34ec" officeooo:paragraph-rsid="006a34ec"/>
    </style:style>
    <style:style style:name="P39" style:family="paragraph" style:parent-style-name="Table_20_Contents">
      <style:text-properties officeooo:rsid="006ba254" officeooo:paragraph-rsid="006ba254"/>
    </style:style>
    <style:style style:name="P40" style:family="paragraph" style:parent-style-name="Table_20_Contents">
      <style:text-properties officeooo:rsid="00464553" officeooo:paragraph-rsid="00464553"/>
    </style:style>
    <style:style style:name="P41" style:family="paragraph" style:parent-style-name="Table_20_Contents">
      <style:text-properties officeooo:rsid="006bcc56" officeooo:paragraph-rsid="006bcc56"/>
    </style:style>
    <style:style style:name="P42" style:family="paragraph" style:parent-style-name="Standard">
      <style:text-properties officeooo:rsid="0014268c"/>
    </style:style>
    <style:style style:name="P43" style:family="paragraph" style:parent-style-name="Standard">
      <style:text-properties officeooo:rsid="0022cb1b" officeooo:paragraph-rsid="0022cb1b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6" style:family="paragraph" style:parent-style-name="Standard">
      <style:text-properties officeooo:rsid="002faf0b" officeooo:paragraph-rsid="002faf0b"/>
    </style:style>
    <style:style style:name="P47" style:family="paragraph" style:parent-style-name="Text_20_body">
      <style:text-properties officeooo:rsid="00296d75" officeooo:paragraph-rsid="00296d75"/>
    </style:style>
    <style:style style:name="P48" style:family="paragraph" style:parent-style-name="Text_20_body">
      <style:text-properties officeooo:rsid="002af4cb" officeooo:paragraph-rsid="002af4cb"/>
    </style:style>
    <style:style style:name="P49" style:family="paragraph" style:parent-style-name="Text_20_body">
      <style:text-properties officeooo:paragraph-rsid="00319fd8"/>
    </style:style>
    <style:style style:name="P50" style:family="paragraph" style:parent-style-name="Text_20_body">
      <style:text-properties officeooo:rsid="0032e4cf" officeooo:paragraph-rsid="0032e4cf"/>
    </style:style>
    <style:style style:name="P51" style:family="paragraph" style:parent-style-name="Text_20_body">
      <style:text-properties officeooo:paragraph-rsid="002c90bf"/>
    </style:style>
    <style:style style:name="P52" style:family="paragraph" style:parent-style-name="Text_20_body">
      <style:text-properties officeooo:rsid="003ec0ad" officeooo:paragraph-rsid="003ec0ad"/>
    </style:style>
    <style:style style:name="P53" style:family="paragraph" style:parent-style-name="Text_20_body">
      <style:text-properties officeooo:rsid="0058cbef" officeooo:paragraph-rsid="0059be70"/>
    </style:style>
    <style:style style:name="P54" style:family="paragraph" style:parent-style-name="Text_20_body">
      <style:text-properties officeooo:rsid="005eed29" officeooo:paragraph-rsid="005eed29"/>
    </style:style>
    <style:style style:name="P55" style:family="paragraph" style:parent-style-name="Text_20_body">
      <style:text-properties officeooo:rsid="0055c87c" officeooo:paragraph-rsid="0055c87c"/>
    </style:style>
    <style:style style:name="P56" style:family="paragraph" style:parent-style-name="Text_20_body">
      <style:text-properties officeooo:rsid="0065ff7d" officeooo:paragraph-rsid="0065ff7d"/>
    </style:style>
    <style:style style:name="P57" style:family="paragraph" style:parent-style-name="Text_20_body">
      <style:text-properties officeooo:rsid="00672103" officeooo:paragraph-rsid="00672103"/>
    </style:style>
    <style:style style:name="P58" style:family="paragraph" style:parent-style-name="Heading_20_3">
      <style:text-properties officeooo:rsid="0022cb1b" officeooo:paragraph-rsid="0022cb1b"/>
    </style:style>
    <style:style style:name="P59" style:family="paragraph" style:parent-style-name="Heading_20_3">
      <style:text-properties officeooo:rsid="0032e4cf" officeooo:paragraph-rsid="0032e4cf"/>
    </style:style>
    <style:style style:name="P60" style:family="paragraph" style:parent-style-name="Heading_20_3">
      <style:text-properties officeooo:rsid="0065ff7d" officeooo:paragraph-rsid="0065ff7d"/>
    </style:style>
    <style:style style:name="P61" style:family="paragraph" style:parent-style-name="Heading_20_3">
      <style:text-properties officeooo:rsid="00319fd8" officeooo:paragraph-rsid="00319fd8"/>
    </style:style>
    <style:style style:name="P62" style:family="paragraph" style:parent-style-name="Heading_20_3">
      <style:text-properties officeooo:rsid="0055c87c" officeooo:paragraph-rsid="0055c87c"/>
    </style:style>
    <style:style style:name="P63" style:family="paragraph" style:parent-style-name="Heading_20_3">
      <style:text-properties officeooo:rsid="006c7873" officeooo:paragraph-rsid="006c7873"/>
    </style:style>
    <style:style style:name="P64" style:family="paragraph" style:parent-style-name="Heading_20_3">
      <style:paragraph-properties fo:break-before="page"/>
    </style:style>
    <style:style style:name="P65" style:family="paragraph" style:parent-style-name="Text_20_body" style:list-style-name="L1">
      <style:text-properties officeooo:rsid="0032e4cf" officeooo:paragraph-rsid="0032e4cf"/>
    </style:style>
    <style:style style:name="P66" style:family="paragraph" style:parent-style-name="Text_20_body">
      <style:text-properties officeooo:paragraph-rsid="006c7873"/>
    </style:style>
    <style:style style:name="P67" style:family="paragraph" style:parent-style-name="Text_20_body">
      <style:text-properties officeooo:rsid="006cfdba" officeooo:paragraph-rsid="006cfdba"/>
    </style:style>
    <style:style style:name="P68" style:family="paragraph" style:parent-style-name="Text_20_body" style:list-style-name="L2">
      <style:text-properties officeooo:rsid="006cfdba" officeooo:paragraph-rsid="006cfdba"/>
    </style:style>
    <style:style style:name="P69" style:family="paragraph" style:parent-style-name="Text_20_body" style:list-style-name="L2">
      <style:text-properties officeooo:rsid="006cfdba" officeooo:paragraph-rsid="006e58f8"/>
    </style:style>
    <style:style style:name="P70" style:family="paragraph" style:parent-style-name="Text_20_body" style:list-style-name="L2">
      <style:text-properties officeooo:paragraph-rsid="006e58f8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9ba44"/>
    </style:style>
    <style:style style:name="T3" style:family="text">
      <style:text-properties officeooo:rsid="001e0f7e"/>
    </style:style>
    <style:style style:name="T4" style:family="text">
      <style:text-properties officeooo:rsid="002383f8"/>
    </style:style>
    <style:style style:name="T5" style:family="text">
      <style:text-properties officeooo:rsid="00296d75"/>
    </style:style>
    <style:style style:name="T6" style:family="text">
      <style:text-properties officeooo:rsid="002c90bf"/>
    </style:style>
    <style:style style:name="T7" style:family="text">
      <style:text-properties officeooo:rsid="002d7de6"/>
    </style:style>
    <style:style style:name="T8" style:family="text">
      <style:text-properties officeooo:rsid="0032e4cf"/>
    </style:style>
    <style:style style:name="T9" style:family="text">
      <style:text-properties officeooo:rsid="00359d88"/>
    </style:style>
    <style:style style:name="T10" style:family="text">
      <style:text-properties officeooo:rsid="003664d2"/>
    </style:style>
    <style:style style:name="T11" style:family="text">
      <style:text-properties officeooo:rsid="004672df"/>
    </style:style>
    <style:style style:name="T12" style:family="text">
      <style:text-properties officeooo:rsid="0048389d"/>
    </style:style>
    <style:style style:name="T13" style:family="text">
      <style:text-properties officeooo:rsid="004909e1"/>
    </style:style>
    <style:style style:name="T14" style:family="text">
      <style:text-properties officeooo:rsid="0051d220"/>
    </style:style>
    <style:style style:name="T15" style:family="text">
      <style:text-properties officeooo:rsid="0059be70"/>
    </style:style>
    <style:style style:name="T16" style:family="text">
      <style:text-properties officeooo:rsid="005b4daf"/>
    </style:style>
    <style:style style:name="T17" style:family="text">
      <style:text-properties officeooo:rsid="00616fd2"/>
    </style:style>
    <style:style style:name="T18" style:family="text">
      <style:text-properties officeooo:rsid="0065c6a3"/>
    </style:style>
    <style:style style:name="T19" style:family="text">
      <style:text-properties officeooo:rsid="006c7873"/>
    </style:style>
    <style:style style:name="T20" style:family="text">
      <style:text-properties officeooo:rsid="006cfdba"/>
    </style:style>
    <style:style style:name="T21" style:family="text">
      <style:text-properties officeooo:rsid="006e58f8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3">Kitten on the Tracks</text:h>
      <text:h text:style-name="Heading_20_3" text:outline-level="3">Data Model</text:h>
      <text:p text:style-name="Text_20_body"><draw:frame draw:style-name="fr1" draw:name="Object1" text:anchor-type="paragraph" svg:width="15.896cm" svg:height="23.509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64" text:outline-level="3">Data model <text:span text:style-name="T18">(Incidents)</text:span></text:h>
      <text:p text:style-name="Text_20_body"><draw:g text:anchor-type="paragraph" draw:z-index="0" draw:name="Shape2" draw:style-name="gr1"><draw:g draw:style-name="gr2" xml:id="id2" draw:id="id2"><draw:custom-shape draw:style-name="gr3" draw:text-style-name="P72" svg:width="4.183cm" svg:height="0.884cm" svg:x="2.341cm" svg:y="3.198cm"><text:p text:style-name="P71"><text:span text:style-name="T22">IncidentType</text:span></text:p><draw:enhanced-geometry svg:viewBox="0 0 21600 21600" draw:type="rectangle" draw:enhanced-path="M 0 0 L 21600 0 21600 21600 0 21600 0 0 Z N"/></draw:custom-shape><draw:custom-shape draw:style-name="gr3" draw:text-style-name="P72" svg:width="4.183cm" svg:height="0.884cm" svg:x="2.341cm" svg:y="4.082cm"><text:p text:style-name="P71"><text:span text:style-name="T23">(data)</text:span></text:p><draw:enhanced-geometry svg:viewBox="0 0 21600 21600" draw:type="rectangle" draw:enhanced-path="M 0 0 L 21600 0 21600 21600 0 21600 0 0 Z N"/></draw:custom-shape><draw:custom-shape draw:style-name="gr3" draw:text-style-name="P72" svg:width="4.183cm" svg:height="0.884cm" svg:x="2.341cm" svg:y="4.966cm"><text:p text:style-name="P71"><text:span text:style-name="T23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72" svg:width="4.183cm" svg:height="0.884cm" svg:x="2.741cm" svg:y="10.998cm"><text:p text:style-name="P71"><text:span text:style-name="T22">Response</text:span></text:p><draw:enhanced-geometry svg:viewBox="0 0 21600 21600" draw:type="rectangle" draw:enhanced-path="M 0 0 L 21600 0 21600 21600 0 21600 0 0 Z N"/></draw:custom-shape><draw:custom-shape draw:style-name="gr3" draw:text-style-name="P72" svg:width="4.183cm" svg:height="0.884cm" svg:x="2.741cm" svg:y="11.882cm"><text:p text:style-name="P71"><text:span text:style-name="T23">(data)</text:span></text:p><draw:enhanced-geometry svg:viewBox="0 0 21600 21600" draw:type="rectangle" draw:enhanced-path="M 0 0 L 21600 0 21600 21600 0 21600 0 0 Z N"/></draw:custom-shape><draw:custom-shape draw:style-name="gr3" draw:text-style-name="P72" svg:width="4.183cm" svg:height="0.884cm" svg:x="2.741cm" svg:y="12.766cm"><text:p text:style-name="P71"><text:span text:style-name="T23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3" draw:text-style-name="P72" svg:width="4.183cm" svg:height="0.884cm" svg:x="11.64cm" svg:y="6.899cm"><text:p text:style-name="P71"><text:span text:style-name="T22">Incident</text:span></text:p><draw:enhanced-geometry svg:viewBox="0 0 21600 21600" draw:type="rectangle" draw:enhanced-path="M 0 0 L 21600 0 21600 21600 0 21600 0 0 Z N"/></draw:custom-shape><draw:custom-shape draw:style-name="gr3" draw:text-style-name="P72" svg:width="4.183cm" svg:height="0.884cm" svg:x="11.64cm" svg:y="7.783cm"><text:p text:style-name="P71"><text:span text:style-name="T23">(data)</text:span></text:p><draw:enhanced-geometry svg:viewBox="0 0 21600 21600" draw:type="rectangle" draw:enhanced-path="M 0 0 L 21600 0 21600 21600 0 21600 0 0 Z N"/></draw:custom-shape><draw:custom-shape draw:style-name="gr4" draw:text-style-name="P72" svg:width="4.183cm" svg:height="0.883cm" svg:x="11.64cm" svg:y="8.666cm"><text:p text:style-name="P71"><text:span text:style-name="T23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4" draw:text-style-name="P72" svg:width="4.183cm" svg:height="0.883cm" svg:x="3.341cm" svg:y="6.999cm"><text:p text:style-name="P71"><text:span text:style-name="T22">Impact</text:span></text:p><draw:enhanced-geometry svg:viewBox="0 0 21600 21600" draw:type="rectangle" draw:enhanced-path="M 0 0 L 21600 0 21600 21600 0 21600 0 0 Z N"/></draw:custom-shape><draw:custom-shape draw:style-name="gr5" draw:text-style-name="P72" svg:width="4.183cm" svg:height="0.886cm" svg:x="3.341cm" svg:y="7.881cm"><text:p text:style-name="P71"><text:span text:style-name="T23">(data)</text:span></text:p><draw:enhanced-geometry svg:viewBox="0 0 21600 21600" draw:type="rectangle" draw:enhanced-path="M 0 0 L 21600 0 21600 21600 0 21600 0 0 Z N"/></draw:custom-shape><draw:custom-shape draw:style-name="gr4" draw:text-style-name="P72" svg:width="4.183cm" svg:height="0.883cm" svg:x="3.341cm" svg:y="8.767cm"><text:p text:style-name="P71"><text:span text:style-name="T23">(methods)</text:span></text:p><draw:enhanced-geometry svg:viewBox="0 0 21600 21600" draw:type="rectangle" draw:enhanced-path="M 0 0 L 21600 0 21600 21600 0 21600 0 0 Z N"/></draw:custom-shape></draw:g><draw:frame draw:style-name="gr6" draw:text-style-name="P74" xml:id="id1" draw:id="id1" svg:width="3.8cm" svg:height="1.714cm" svg:x="2.468cm" svg:y="0.212cm"><draw:text-box><text:p text:style-name="P73"><text:span text:style-name="T24">(Network,</text:span></text:p><text:p text:style-name="P73"><text:span text:style-name="T24">Game)</text:span></text:p></draw:text-box></draw:frame><draw:frame draw:style-name="gr7" draw:text-style-name="P74" xml:id="id4" draw:id="id4" svg:width="3.8cm" svg:height="0.983cm" svg:x="11.868cm" svg:y="2.212cm"><draw:text-box><text:p text:style-name="P73"><text:span text:style-name="T24">Line</text:span></text:p></draw:text-box></draw:frame><draw:connector draw:style-name="gr8" draw:text-style-name="P75" draw:type="line" svg:x1="4.368cm" svg:y1="1.925cm" svg:x2="4.432cm" svg:y2="3.199cm" draw:start-shape="id1" draw:start-glue-point="2" draw:end-shape="id2" draw:end-glue-point="0" svg:d="M4368 1925l64 1274" svg:viewBox="0 0 65 1275"><text:p/></draw:connector><draw:connector draw:style-name="gr8" draw:text-style-name="P75" draw:line-skew="-1.234cm" svg:x1="2.468cm" svg:y1="1.067cm" svg:x2="2.741cm" svg:y2="12.323cm" draw:start-shape="id1" draw:start-glue-point="3" draw:end-shape="id3" draw:end-glue-point="3" svg:d="M2468 1067h-1734v11256h2007" svg:viewBox="0 0 2009 11257"><text:p/></draw:connector><draw:connector draw:style-name="gr8" draw:text-style-name="P75" draw:type="line" svg:x1="13.767cm" svg:y1="3.195cm" svg:x2="13.73cm" svg:y2="6.9cm" draw:start-shape="id4" draw:start-glue-point="2" draw:end-shape="id5" draw:end-glue-point="0" svg:d="M13767 3195l-37 3705" svg:viewBox="0 0 39 3706"><text:p/></draw:connector><draw:connector draw:style-name="gr8" draw:text-style-name="P75" draw:type="line" svg:x1="4.832cm" svg:y1="10.999cm" svg:x2="5.432cm" svg:y2="9.649cm" draw:start-shape="id3" draw:start-glue-point="0" draw:end-shape="id6" svg:d="M4832 10999l600-1350" svg:viewBox="0 0 601 1351"><text:p/></draw:connector><draw:connector draw:style-name="gr8" draw:text-style-name="P75" draw:type="line" svg:x1="4.431cm" svg:y1="5.849cm" svg:x2="5.431cm" svg:y2="6.999cm" draw:start-shape="id2" draw:start-glue-point="2" draw:end-shape="id6" draw:end-glue-point="0" svg:d="M4431 5849l1000 1150" svg:viewBox="0 0 1002 1152"><text:p/></draw:connector><draw:connector draw:style-name="gr8" draw:text-style-name="P75" draw:type="line" svg:x1="6.523cm" svg:y1="4.523cm" svg:x2="11.64cm" svg:y2="8.223cm" draw:start-shape="id2" draw:start-glue-point="1" draw:end-shape="id5" draw:end-glue-point="3" svg:d="M6523 4523l5117 3700" svg:viewBox="0 0 5119 3702"><text:p/></draw:connector><draw:connector draw:style-name="gr8" draw:text-style-name="P75" draw:type="line" svg:x1="6.923cm" svg:y1="12.324cm" svg:x2="11.64cm" svg:y2="8.224cm" draw:start-shape="id3" draw:start-glue-point="1" draw:end-shape="id5" draw:end-glue-point="3" svg:d="M6923 12324l4717-4100" svg:viewBox="0 0 4718 4101"><text:p/></draw:connector><draw:connector draw:style-name="gr8" draw:text-style-name="P75" draw:type="line" svg:x1="7.523cm" svg:y1="8.325cm" svg:x2="11.64cm" svg:y2="8.224cm" draw:start-shape="id6" draw:start-glue-point="1" draw:end-shape="id5" draw:end-glue-point="3" svg:d="M7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 table:style-name="Table1.1"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 table:style-name="Table1.1">
          <table:table-cell table:style-name="Table1.A2" office:value-type="string">
            <text:p text:style-name="P41">Invitation</text:p>
          </table:table-cell>
          <table:table-cell table:style-name="Table1.A2" office:value-type="string">
            <text:p text:style-name="P41">Invited by</text:p>
            <text:p text:style-name="P41">Password</text:p>
            <text:p text:style-name="P41">Invitation issued (date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1">User</text:p>
            <text:p text:style-name="P41">Team</text:p>
          </table:table-cell>
        </table:table-row>
        <table:table-row table:style-name="Table1.1"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1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 table:style-name="Table1.1"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1">Network</text:p>
            <text:p text:style-name="P22">Place<text:span text:style-name="T11">Template</text:span></text:p>
          </table:table-cell>
        </table:table-row>
        <table:table-row table:style-name="Table1.1"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5">Network</text:p>
            <text:p text:style-name="P22">Features</text:p>
          </table:table-cell>
        </table:table-row>
        <table:table-row table:style-name="Table1.1"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 table:style-name="Table1.1"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3">Restart</text:span></text:p>
            <text:p text:style-name="P1">Save</text:p>
            <text:p text:style-name="P1">Delete</text:p>
            <text:p text:style-name="P1">Customise <text:span text:style-name="T2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2">s</text:span></text:p>
            <text:p text:style-name="P22">Lines</text:p>
            <text:p text:style-name="P37">IncidentTypes</text:p>
            <text:p text:style-name="P4">Incidents</text:p>
            <text:p text:style-name="P3"/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6">PlaceTemplate</text:p>
          </table:table-cell>
          <table:table-cell table:style-name="Table1.A2" office:value-type="string">
            <text:p text:style-name="P26">Sequence</text:p>
            <text:p text:style-name="P26">Type (station/track/depot)</text:p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Line<text:span text:style-name="T13">Template</text:span></text:p>
          </table:table-cell>
        </table:table-row>
        <table:table-row table:style-name="Table1.1"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1">Direction name (up/down)</text:p>
            <text:p text:style-name="P34">Team (o<text:span text:style-name="T14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7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ext:soft-page-break/>
        <table:table-row table:style-name="Table1.1"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  <text:p text:style-name="P30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0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8">Direction(name), Is_Forward</text:p>
            <text:p text:style-name="P28">Is_Start, Is_End</text:p>
            <text:p text:style-name="P30">Turnaround%</text:p>
            <text:p text:style-name="P32">Sequence</text:p>
          </table:table-cell>
          <table:table-cell table:style-name="Table1.A2" office:value-type="string">
            <text:p text:style-name="P28">ReverseLoc</text:p>
            <text:p text:style-name="P28">Next</text:p>
            <text:p text:style-name="P33">Name</text:p>
          </table:table-cell>
          <table:table-cell table:style-name="Table1.D2" office:value-type="string">
            <text:p text:style-name="P24">Line</text:p>
            <text:p text:style-name="P27">Trains</text:p>
            <text:p text:style-name="P29">Incidents</text:p>
          </table:table-cell>
        </table:table-row>
        <table:table-row table:style-name="Table1.1">
          <table:table-cell table:style-name="Table1.A2" office:value-type="string">
            <text:p text:style-name="P35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Networks Responses</text:p>
          </table:table-cell>
        </table:table-row>
        <table:table-row table:style-name="Table1.1"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8">IncidentType</text:p>
            <text:p text:style-name="P3">Impact</text:p>
            <text:p text:style-name="P3">Response</text:p>
            <text:p text:style-name="P39">LocationTrain/LineLoc/Station</text:p>
          </table:table-cell>
        </table:table-row>
        <table:table-row table:style-name="Table1.1"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 table:style-name="Table1.1"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42"/>
      <text:h text:style-name="Heading_20_3" text:outline-level="3">Game level<text:span text:style-name="T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Level</text:p>
          </table:table-cell>
          <table:table-cell table:style-name="Table2.B1" office:value-type="string">
            <text:p text:style-name="P45">Features</text:p>
          </table:table-cell>
        </table:table-row>
        <table:table-row>
          <table:table-cell table:style-name="Table2.A2" office:value-type="string">
            <text:p text:style-name="P43">Basic <text:span text:style-name="T8">(“Hornby”)</text:span></text:p>
          </table:table-cell>
          <table:table-cell table:style-name="Table2.B2" office:value-type="string">
            <text:p text:style-name="P43">1 line &amp; incidents only</text:p>
            <text:p text:style-name="P43">No variability, no competition</text:p>
          </table:table-cell>
        </table:table-row>
        <table:table-row>
          <table:table-cell table:style-name="Table2.A2" office:value-type="string">
            <text:p text:style-name="P43">Intermediate</text:p>
          </table:table-cell>
          <table:table-cell table:style-name="Table2.B2" office:value-type="string">
            <text:p text:style-name="P43">Multiple lines</text:p>
            <text:p text:style-name="P43">Competition</text:p>
            <text:p text:style-name="P43">Additional networks available</text:p>
            <text:p text:style-name="P43">More variability (incident severity)</text:p>
            <text:p text:style-name="P43">Limited time between rounds (or Pause)</text:p>
          </table:table-cell>
        </table:table-row>
        <table:table-row>
          <table:table-cell table:style-name="Table2.A2" office:value-type="string">
            <text:p text:style-name="P43">Advanced</text:p>
          </table:table-cell>
          <table:table-cell table:style-name="Table2.B2" office:value-type="string">
            <text:p text:style-name="P43">As Intermediate plus:</text:p>
            <text:p text:style-name="P43">Passengers (variable traffic)</text:p>
            <text:p text:style-name="P43">Staffing</text:p>
            <text:p text:style-name="P43">No time between rounds (can Pause)</text:p>
          </table:table-cell>
        </table:table-row>
        <table:table-row>
          <table:table-cell table:style-name="Table2.A2" office:value-type="string">
            <text:p text:style-name="P43">Expert</text:p>
          </table:table-cell>
          <table:table-cell table:style-name="Table2.B2" office:value-type="string">
            <text:p text:style-name="P43">Bid for/sell line franchises to other teams</text:p>
            <text:p text:style-name="P43">Game over when money runs out</text:p>
            <text:p text:style-name="P43">Customise incident frequency, starting <text:soft-page-break/>money</text:p>
            <text:p text:style-name="P46">Multiple incidents per place</text:p>
          </table:table-cell>
        </table:table-row>
      </table:table>
      <text:p text:style-name="Text_20_body"/>
      <text:h text:style-name="P59" text:outline-level="3">Interaction</text:h>
      <text:p text:style-name="P50">Different rooms:</text:p>
      <text:list xml:id="list4292646846" text:style-name="L1">
        <text:list-item>
          <text:p text:style-name="P65">Control room (line operation &amp; incident management)</text:p>
        </text:list-item>
        <text:list-item>
          <text:p text:style-name="P65">Board room (KPIs such as profit, passenger journeys, punctuality, top incidents, reputation, <text:span text:style-name="T9">buy/sell franchises</text:span>)</text:p>
        </text:list-item>
        <text:list-item>
          <text:p text:style-name="P65">Engineering dept <text:span text:style-name="T9">(maintenance)</text:span></text:p>
        </text:list-item>
        <text:list-item>
          <text:p text:style-name="P65">HR dept <text:span text:style-name="T9">(staffing, education, pay, morale, strikes, sickness)</text:span></text:p>
        </text:list-item>
        <text:list-item>
          <text:p text:style-name="P65">City/Network planner <text:span text:style-name="T10">(design networks)</text:span></text:p>
        </text:list-item>
      </text:list>
      <text:h text:style-name="P60" text:outline-level="3">Team play</text:h>
      <text:p text:style-name="P56">A round can only be started when all teams are ready. <text:s/>Each team must press “start round” before the round can start. <text:s/>All teams then monitor operational status (etc?) during the round. <text:s/>At lower levels of game play, any team can pause the game (which pauses it for all teams). <text:s text:c="2"/>Restarting is similar to starting a round, above.</text:p>
      <text:p text:style-name="P56">At any time during the game, team members can visit other areas of the game, such as the Boardroom, to view (and possibly modify? Tbc) information in that area.</text:p>
      <text:h text:style-name="P60" text:outline-level="3">Tutorial</text:h>
      <text:p text:style-name="P57">A set of tutorial topics are defined for each page, at each game level. <text:s/>Before starting a game, the person pressing start must have read all these topics. <text:s text:c="2"/>Tutorial completion is tracked, by page and version, for each user. <text:s text:c="2"/>Tbd: if a page version changes, it has to be read again. (but this needs version tracking within pages).</text:p>
      <text:h text:style-name="P61" text:outline-level="3">Business rules</text:h>
      <text:p text:style-name="P49">Depot at each end of line</text:p>
      <text:p text:style-name="P49">Only depots can have initial trains</text:p>
      <text:p text:style-name="P49">Stations on multiple lines are separate for incident management purposes</text:p>
      <text:p text:style-name="P54">Trains delays persist until they reach the depot, and only cleared if a spare train is there. <text:s text:c="2"/>If they have to go straight out again, delays are carried for the next journey.</text:p>
      <text:h text:style-name="P63" text:outline-level="3">JSON</text:h>
      <text:p text:style-name="P66"><text:span text:style-name="T19">See </text:span><text:a xlink:type="simple" xlink:href="https://jsonapi.org/recommendations/" text:style-name="Internet_20_link" text:visited-style-name="Visited_20_Internet_20_Link">https://jsonapi.org/recommendations/</text:a> <text:span text:style-name="T19">for json url standards</text:span></text:p>
      <text:p text:style-name="P66"><text:span text:style-name="T19">Request json by appending ?wt=json (see example here </text:span><text:a xlink:type="simple" xlink:href="http://api.plos.org/solr/examples/" text:style-name="Internet_20_link" text:visited-style-name="Visited_20_Internet_20_Link">http://api.plos.org/solr/examples/</text:a><text:span text:style-name="T19">) <text:s/>(the queries below can ONLY <text:s/>return json)</text:span></text:p>
      <text:p text:style-name="P67">Examples: </text:p>
      <text:list xml:id="list511065069" text:style-name="L2">
        <text:list-item>
          <text:p text:style-name="P69"><text:soft-page-break/>localhost:8000/kitten/train<text:span text:style-name="T21">?wt=json</text:span></text:p>
        </text:list-item>
        <text:list-item>
          <text:p text:style-name="P70"><text:span text:style-name="T20">localhost:8000/kitten/train/5?wt=json</text:span></text:p>
        </text:list-item>
        <text:list-item>
          <text:p text:style-name="P68">localhost:8000/kitten/train/5/locatio<text:span text:style-name="T21">n?wt=json</text:span></text:p>
        </text:list-item>
      </text:list>
      <text:h text:style-name="P62" text:outline-level="3">Display</text:h>
      <text:p text:style-name="P55">Each class has a .html() method, returns a display string of html with text, inlines, css class, clickable links, flyover text. <text:s/>Could contain incidents, delays, name, passengers, turnaround.</text:p>
      <text:p text:style-name="Heading">C<text:span text:style-name="T15">SS</text:span> <text:span text:style-name="T15">C</text:span>lasses <text:s/></text:p>
      <text:p text:style-name="P53">train, track, depot, location, <text:span text:style-name="T17">train-</text:span>blocked, incidents, <text:span text:style-name="T17">train-</text:span>delayed, turnaround1, turnaround2, overloaded, ?<text:span text:style-name="T16">degraded(attractiveness / engineering) [Incident] open, resolution-in-progress.</text:span></text:p>
      <text:h text:style-name="Heading_20_3" text:outline-level="3">Ts &amp; Cs</text:h>
      <text:p text:style-name="Text_20_body">Copyright</text:p>
      <text:p text:style-name="Text_20_body">Limited care taken to protect s<text:span text:style-name="T5">tored d</text:span>etails <text:span text:style-name="T5">(games, user ids etc) but very limited personal info is stored: email id only stored for the duration of an invitation to join a team (14 days).</text:span></text:p>
      <text:p text:style-name="P47">No guarantee that networks, games etc will be preserved. <text:s/>Rights reserved to delete them if not used for &gt; 6 months</text:p>
      <text:p text:style-name="P48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51"><text:span text:style-name="T6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7">then move to GitHub</text:span></text:p>
      <text:h text:style-name="Heading_20_3" text:outline-level="3">References</text:h>
      <text:p text:style-name="P52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5-04T14:58:07.349550320</dc:date>
    <dc:creator>Simon Lambourn</dc:creator>
    <meta:editing-duration>PT20H44M48S</meta:editing-duration>
    <meta:editing-cycles>88</meta:editing-cycles>
    <meta:generator>LibreOffice/6.3.5.2$Linux_X86_64 LibreOffice_project/30$Build-2</meta:generator>
    <meta:document-statistic meta:table-count="2" meta:image-count="0" meta:object-count="1" meta:page-count="6" meta:paragraph-count="205" meta:word-count="717" meta:character-count="5021" meta:non-whitespace-character-count="449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xml:id="id1" draw:id="id1">
          <draw:custom-shape draw:style-name="gr1" draw:text-style-name="P2" draw:layer="layout" svg:width="4.182cm" svg:height="0.883cm" svg:x="0.675cm" svg:y="3.002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0.675cm" svg:y="3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675cm" svg:y="4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3.515cm" svg:y="19.828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3.515cm" svg:y="20.7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3.515cm" svg:y="21.59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1.584cm" svg:y="7.212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09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97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0.62cm" svg:y="15.328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6.2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2cm" svg:y="17.0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0.62cm" svg:y="11.247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2.13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3.01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638cm" svg:y="2.914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38cm" svg:y="3.7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38cm" svg:y="4.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1.584cm" svg:y="11.228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1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9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0.502cm" svg:y="15.314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6.1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7.0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0.493cm" svg:y="19.864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0.748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1.6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8.138cm" svg:y="19.82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0.70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1.58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8.175cm" svg:y="23.524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8.175cm" svg:y="24.40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75cm" svg:y="25.29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4.857cm" svg:y1="4.327cm" svg:x2="10.638cm" svg:y2="4.239cm" draw:start-shape="id1" draw:start-glue-point="1" draw:end-shape="id2" draw:end-glue-point="3" svg:d="M4857 4327l5781-88" svg:viewBox="0 0 5782 89">
          <text:p/>
        </draw:connector>
        <draw:connector draw:style-name="gr3" draw:text-style-name="P3" draw:layer="layout" draw:type="line" svg:x1="12.729cm" svg:y1="5.564cm" svg:x2="5.766cm" svg:y2="8.536cm" draw:start-shape="id2" draw:start-glue-point="2" draw:end-shape="id3" draw:end-glue-point="1" svg:d="M12729 5564l-6963 2972" svg:viewBox="0 0 6964 2973">
          <text:p/>
        </draw:connector>
        <draw:connector draw:style-name="gr3" draw:text-style-name="P3" draw:layer="layout" draw:type="line" svg:x1="12.729cm" svg:y1="5.564cm" svg:x2="12.711cm" svg:y2="11.247cm" draw:start-shape="id2" draw:start-glue-point="2" draw:end-shape="id4" draw:end-glue-point="0" svg:d="M12729 5564l-18 5683" svg:viewBox="0 0 19 5684">
          <text:p/>
        </draw:connector>
        <draw:connector draw:style-name="gr3" draw:text-style-name="P3" draw:layer="layout" draw:type="line" svg:x1="3.675cm" svg:y1="9.861cm" svg:x2="3.675cm" svg:y2="11.228cm" draw:start-shape="id3" draw:start-glue-point="2" draw:end-shape="id5" draw:end-glue-point="0" svg:d="M3675 9861v1367" svg:viewBox="0 0 1 1368">
          <text:p/>
        </draw:connector>
        <draw:connector draw:style-name="gr3" draw:text-style-name="P3" draw:layer="layout" svg:x1="1.584cm" svg:y1="8.536cm" svg:x2="0.502cm" svg:y2="16.638cm" draw:start-shape="id3" draw:start-glue-point="3" draw:end-shape="id6" draw:end-glue-point="3" svg:d="M1584 8536h-1583v8102h501" svg:viewBox="0 0 1584 8103">
          <text:p/>
        </draw:connector>
        <draw:connector draw:style-name="gr3" draw:text-style-name="P3" draw:layer="layout" draw:type="line" svg:x1="2.593cm" svg:y1="17.963cm" svg:x2="2.584cm" svg:y2="19.864cm" draw:start-shape="id6" draw:start-glue-point="2" draw:end-shape="id7" draw:end-glue-point="0" svg:d="M2593 17963l-9 1901" svg:viewBox="0 0 10 1902">
          <text:p/>
        </draw:connector>
        <draw:connector draw:style-name="gr4" draw:text-style-name="P5" draw:layer="layout" draw:type="line" svg:x1="5.766cm" svg:y1="12.552cm" svg:x2="10.62cm" svg:y2="12.572cm" draw:start-shape="id5" draw:start-glue-point="1" draw:end-shape="id4" draw:end-glue-point="3" svg:d="M5766 12552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2.711cm" svg:y1="13.897cm" svg:x2="12.711cm" svg:y2="15.328cm" draw:start-shape="id4" draw:start-glue-point="2" draw:end-shape="id8" draw:end-glue-point="0" svg:d="M12711 13897v1431" svg:viewBox="0 0 1 1432">
          <text:p/>
        </draw:connector>
        <draw:connector draw:style-name="gr3" draw:text-style-name="P3" draw:layer="layout" draw:type="line" svg:x1="12.711cm" svg:y1="17.978cm" svg:x2="10.229cm" svg:y2="19.82cm" draw:start-shape="id8" draw:start-glue-point="2" draw:end-shape="id9" draw:end-glue-point="0" svg:d="M12711 17978l-2482 1842" svg:viewBox="0 0 2483 1843">
          <text:p/>
        </draw:connector>
        <draw:connector draw:style-name="gr3" draw:text-style-name="P3" draw:layer="layout" draw:type="line" svg:x1="10.229cm" svg:y1="22.469cm" svg:x2="10.266cm" svg:y2="23.524cm" draw:start-shape="id9" draw:start-glue-point="2" draw:end-shape="id10" draw:end-glue-point="0" svg:d="M10229 22469l37 1055" svg:viewBox="0 0 38 1056">
          <text:p/>
        </draw:connector>
        <draw:connector draw:style-name="gr5" draw:text-style-name="P3" draw:layer="layout" draw:type="line" svg:x1="4.675cm" svg:y1="21.189cm" svg:x2="8.138cm" svg:y2="21.144cm" draw:start-shape="id7" draw:start-glue-point="1" draw:end-shape="id9" draw:end-glue-point="3" svg:d="M4675 21189l3463-45" svg:viewBox="0 0 3464 46">
          <text:p/>
        </draw:connector>
        <draw:connector draw:style-name="gr5" draw:text-style-name="P3" draw:layer="layout" draw:type="line" svg:x1="12.32cm" svg:y1="21.144cm" svg:x2="13.515cm" svg:y2="21.153cm" draw:start-shape="id9" draw:start-glue-point="1" draw:end-shape="id11" draw:end-glue-point="3" svg:d="M12320 21144l1195 9" svg:viewBox="0 0 1196 10">
          <text:p/>
        </draw:connector>
        <draw:connector draw:style-name="gr5" draw:text-style-name="P3" draw:layer="layout" draw:type="line" svg:x1="4.684cm" svg:y1="16.638cm" svg:x2="10.62cm" svg:y2="16.653cm" draw:start-shape="id6" draw:start-glue-point="1" draw:end-shape="id8" draw:end-glue-point="3" svg:d="M4684 16638l5936 15" svg:viewBox="0 0 5937 16">
          <text:p/>
        </draw:connector>
        <draw:connector draw:style-name="gr3" draw:text-style-name="P3" draw:layer="layout" draw:type="line" svg:x1="12.711cm" svg:y1="17.978cm" svg:x2="15.606cm" svg:y2="19.828cm" draw:start-shape="id8" draw:start-glue-point="2" draw:end-shape="id11" draw:end-glue-point="0" svg:d="M12711 17978l2895 1850" svg:viewBox="0 0 2896 1851">
          <text:p/>
        </draw:connector>
        <draw:connector draw:style-name="gr3" draw:text-style-name="P3" draw:layer="layout" draw:line-skew="1.199cm" svg:x1="14.82cm" svg:y1="4.239cm" svg:x2="14.802cm" svg:y2="16.653cm" draw:start-shape="id2" draw:start-glue-point="1" draw:end-shape="id8" draw:end-glue-point="1" svg:d="M14820 4239h1700v12414h-1718" svg:viewBox="0 0 1719 12415">
          <text:p/>
        </draw:connector>
        <draw:g xml:id="id12" draw:id="id12">
          <draw:custom-shape draw:style-name="gr1" draw:text-style-name="P2" draw:layer="layout" svg:width="4.182cm" svg:height="0.883cm" svg:x="5.475cm" svg:y="0.002cm">
            <text:p text:style-name="P1"><text:span text:style-name="T1">TeamInv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5.475cm" svg:y="0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5.475cm" svg:y="1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9.657cm" svg:y1="1.327cm" svg:x2="12.729cm" svg:y2="2.914cm" draw:start-shape="id12" draw:start-glue-point="1" draw:end-shape="id2" draw:end-glue-point="0" svg:d="M9657 1327l3072 1587" svg:viewBox="0 0 3073 1588">
          <text:p/>
        </draw:connector>
        <draw:connector draw:style-name="gr3" draw:text-style-name="P3" draw:layer="layout" draw:type="line" svg:x1="5.475cm" svg:y1="1.327cm" svg:x2="2.766cm" svg:y2="3.002cm" draw:start-shape="id12" draw:start-glue-point="3" draw:end-shape="id1" draw:end-glue-point="0" svg:d="M5475 1327l-2709 1675" svg:viewBox="0 0 2710 1676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